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999999" draw:textarea-horizontal-align="justify" draw:textarea-vertical-align="middle" draw:auto-grow-height="false" fo:min-height="0.289cm" fo:min-width="0.293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89cm"/>
    </style:style>
    <style:style style:name="gr5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635cm" svg:x="3.81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3.937cm" svg:y="4.3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89cm" svg:height="0.635cm" svg:x="4.064cm" svg:y="4.1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0.889cm" svg:height="0.635cm" svg:x="4.191cm" svg:y="4.0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3.048cm" svg:y="5.207cm">
          <draw:text-box>
            <text:p><text:span text:style-name="T1">Discard Pile</text:span></text:p>
          </draw:text-box>
        </draw:frame>
        <draw:custom-shape draw:style-name="gr3" draw:text-style-name="P3" draw:layer="layout" svg:width="0.889cm" svg:height="0.635cm" svg:x="6.858cm" svg:y="4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6.98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7.112cm" svg:y="4.3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svg:x="7.239cm" svg:y="4.1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13cm" svg:height="0.762cm" svg:x="6.096cm" svg:y="5.207cm">
          <draw:text-box>
            <text:p><text:span text:style-name="T1">D</text:span><text:span text:style-name="T1">ra</text:span><text:span text:style-name="T1">w </text:span><text:span text:style-name="T1">P</text:span><text:span text:style-name="T1">il</text:span><text:span text:style-name="T1">e</text:span></text:p>
          </draw:text-box>
        </draw:frame>
        <draw:custom-shape draw:style-name="gr3" draw:text-style-name="P3" draw:layer="layout" svg:width="0.889cm" svg:height="0.635cm" draw:transform="rotate (-1.5707963267949) translate (2.92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3.048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3.175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0.889cm" svg:height="0.635cm" draw:transform="rotate (-1.5707963267949) translate (3.302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0.889cm" svg:height="0.635cm" draw:transform="rotate (-1.5707963267949) translate (3.429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94cm" svg:height="1.039cm" svg:x="1.651cm" svg:y="0.127cm">
          <draw:text-box>
            <text:p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 </text:span><text:span text:style-name="T1">i</text:span><text:span text:style-name="T1">n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custom-shape draw:style-name="gr3" draw:text-style-name="P3" draw:layer="layout" svg:width="0.889cm" svg:height="0.635cm" draw:transform="rotate (-1.5707963267949) translate (8.889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9.017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0.889cm" svg:height="0.635cm" draw:transform="rotate (-1.5707963267949) translate (9.144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9.271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-1.5707963267949) translate (9.398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2.794cm" svg:height="1.039cm" svg:x="7.62cm" svg:y="0.127cm">
          <draw:text-box>
            <text:p><text:span text:style-name="T1">T</text:span><text:span text:style-name="T1">ar</text:span><text:span text:style-name="T1">g</text:span><text:span text:style-name="T1">et</text:span></text:p>
          </draw:text-box>
        </draw:frame>
        <draw:custom-shape draw:style-name="gr3" draw:text-style-name="P3" xml:id="id2" draw:id="id2" draw:layer="layout" svg:width="0.889cm" svg:height="0.635cm" draw:transform="rotate (-1.5707963267949) translate (6.35cm 1.0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curve" svg:x1="8.509cm" svg:y1="1.46cm" svg:x2="6.35cm" svg:y2="1.46cm" draw:start-shape="id1" draw:start-glue-point="2" draw:end-shape="id2" draw:end-glue-point="0" svg:d="M8509 1460h-2159" svg:viewBox="0 0 2160 1">
          <text:p/>
        </draw:connector>
        <draw:connector draw:style-name="gr6" draw:text-style-name="P4" draw:layer="layout" draw:type="curve" svg:x1="5.715cm" svg:y1="1.46cm" svg:x2="3.429cm" svg:y2="1.46cm" draw:start-shape="id2" draw:start-glue-point="2" draw:end-shape="id3" draw:end-glue-point="0" svg:d="M5715 1460h-2286" svg:viewBox="0 0 2287 1">
          <text:p/>
        </draw:connector>
        <draw:connector draw:style-name="gr6" draw:text-style-name="P4" draw:layer="layout" draw:type="curve" svg:x1="2.985cm" svg:y1="1.905cm" svg:x2="4.635cm" svg:y2="4.064cm" draw:start-shape="id4" draw:end-shape="id5" draw:end-glue-point="0" svg:d="M2985 1905c0 1618 1650 539 1650 2159" svg:viewBox="0 0 1651 2160">
          <text:p/>
        </draw:connector>
        <draw:line draw:style-name="gr6" draw:text-style-name="P4" draw:layer="layout" svg:x1="4.572cm" svg:y1="4.318cm" svg:x2="2.286cm" svg:y2="4.318cm">
          <text:p/>
        </draw:line>
        <draw:frame draw:style-name="gr2" draw:text-style-name="P2" draw:layer="layout" svg:width="2.413cm" svg:height="0.762cm" svg:x="0cm" svg:y="3.937cm">
          <draw:text-box>
            <text:p><text:span text:style-name="T1">Fav</text:span><text:span text:style-name="T1">or </text:span><text:span text:style-name="T1">card</text:span></text:p>
          </draw:text-box>
        </draw:frame>
        <draw:frame draw:style-name="gr2" draw:text-style-name="P2" draw:layer="layout" svg:width="2.413cm" svg:height="1.433cm" svg:x="8.636cm" svg:y="2.667cm">
          <draw:text-box>
            <text:p><text:span text:style-name="T1">A </text:span><text:span text:style-name="T1">c</text:span><text:span text:style-name="T1">ar</text:span><text:span text:style-name="T1">d </text:span><text:span text:style-name="T1">of </text:span><text:span text:style-name="T1">T</text:span><text:span text:style-name="T1">ar</text:span><text:span text:style-name="T1">g</text:span><text:span text:style-name="T1">et</text:span><text:span text:style-name="T1">’s </text:span><text:span text:style-name="T1">c</text:span><text:span text:style-name="T1">h</text:span><text:span text:style-name="T1">oi</text:span><text:span text:style-name="T1">c</text:span><text:span text:style-name="T1">e</text:span></text:p>
          </draw:text-box>
        </draw:frame>
        <draw:line draw:style-name="gr6" draw:text-style-name="P4" draw:layer="layout" svg:x1="5.969cm" svg:y1="1.524cm" svg:x2="8.763cm" svg:y2="3.3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176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5:36:21.439788326</meta:creation-date>
    <dc:date>2018-11-26T16:11:38.701723782</dc:date>
    <meta:editing-duration>PT18M20S</meta:editing-duration>
    <meta:editing-cycles>8</meta:editing-cycles>
    <meta:generator>LibreOffice/5.1.6.2$Linux_X86_64 LibreOffice_project/10m0$Build-2</meta:generator>
    <meta:document-statistic meta:object-count="30"/>
  </office:meta>
</office:document-meta>
</file>